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S Mincho" svg:font-family="'MS Mincho', 'ＭＳ 明朝'" style:font-family-generic="modern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Courier New1" svg:font-family="'Courier New'" style:font-pitch="variable"/>
    <style:font-face style:name="Times" svg:font-family="Times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" fo:font-weight="bold" style:font-name-asian="Times New Roman" style:language-asian="en" style:country-asian="US" style:font-weight-asian="bold" style:font-name-complex="Times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" fo:font-weight="normal" style:font-name-asian="Times New Roman" style:language-asian="en" style:country-asian="US" style:font-weight-asian="normal" style:font-name-complex="Times" style:font-size-complex="16pt" style:font-weight-complex="normal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name-asian="Times New Roman" style:font-weight-asian="bold"/>
    </style:style>
    <style:style style:name="P6" style:family="paragraph" style:parent-style-name="Standard">
      <style:text-properties fo:language="nb" fo:country="NO" fo:font-weight="bold" style:font-weight-asian="bold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Times" fo:font-weight="bold" style:font-name-asian="Times New Roman" style:language-asian="en" style:country-asian="US" style:font-weight-asian="bold" style:font-name-complex="Times" style:font-size-complex="16pt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" fo:language="nb" fo:country="NO" fo:font-weight="normal" style:font-name-asian="Times New Roman" style:language-asian="en" style:country-asian="US" style:font-weight-asian="normal" style:font-name-complex="Times" style:font-size-complex="16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>
        <style:tab-stops>
          <style:tab-stop style:position="0.2516in"/>
          <style:tab-stop style:position="0.5098in"/>
        </style:tab-stops>
      </style:paragraph-properties>
    </style:style>
    <style:style style:name="P12" style:family="paragraph" style:parent-style-name="Standard">
      <style:paragraph-properties fo:margin-left="0.4925in" fo:margin-right="0in" fo:text-indent="0in" style:auto-text-indent="false">
        <style:tab-stops>
          <style:tab-stop style:position="0.2516in"/>
          <style:tab-stop style:position="0.5098in"/>
          <style:tab-stop style:position="0.7543in"/>
        </style:tab-stops>
      </style:paragraph-properties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>
        <style:tab-stops>
          <style:tab-stop style:position="0.2516in"/>
          <style:tab-stop style:position="0.5098in"/>
          <style:tab-stop style:position="0.7543in"/>
        </style:tab-stops>
      </style:paragraph-properties>
      <style:text-properties style:font-name="Courier New"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margin-left="0.4925in" fo:margin-right="0in" fo:text-indent="0in" style:auto-text-indent="false">
        <style:tab-stops>
          <style:tab-stop style:position="0.2516in"/>
          <style:tab-stop style:position="0.5098in"/>
          <style:tab-stop style:position="0.7543in"/>
        </style:tab-stops>
      </style:paragraph-properties>
      <style:text-properties style:font-name="Courier New" fo:font-size="10.5pt" style:font-size-asian="10.5pt" style:font-size-complex="10.5pt"/>
    </style:style>
    <style:style style:name="P15" style:family="paragraph" style:parent-style-name="Standard">
      <style:paragraph-properties fo:margin-left="0.4925in" fo:margin-right="0in" fo:text-indent="0in" style:auto-text-indent="false">
        <style:tab-stops>
          <style:tab-stop style:position="0.2516in"/>
          <style:tab-stop style:position="0.5098in"/>
          <style:tab-stop style:position="0.7543in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.2516in"/>
          <style:tab-stop style:position="0.5098in"/>
        </style:tab-stops>
      </style:paragraph-properties>
    </style:style>
    <style:style style:name="P17" style:family="paragraph" style:parent-style-name="Standard" style:master-page-name="">
      <style:paragraph-properties fo:margin-left="0in" fo:margin-right="0in" fo:text-indent="0in" style:auto-text-indent="false" style:page-number="auto" fo:break-before="auto" fo:break-after="auto">
        <style:tab-stops>
          <style:tab-stop style:position="0.2516in"/>
          <style:tab-stop style:position="0.5098in"/>
        </style:tab-stops>
      </style:paragraph-properties>
    </style:style>
    <style:style style:name="P18" style:family="paragraph" style:parent-style-name="Standard">
      <style:paragraph-properties fo:margin-left="0.4957in" fo:margin-right="0in" fo:text-indent="0in" style:auto-text-indent="false">
        <style:tab-stops>
          <style:tab-stop style:position="0.2516in"/>
          <style:tab-stop style:position="0.5028in"/>
        </style:tab-stops>
      </style:paragraph-properties>
      <style:text-properties style:font-name="Courier New" fo:font-size="10.5pt" fo:language="es" fo:country="ES" style:font-size-asian="10.5pt" style:font-size-complex="10.5pt"/>
    </style:style>
    <style:style style:name="P19" style:family="paragraph" style:parent-style-name="Standard">
      <style:paragraph-properties fo:margin-left="0.4957in" fo:margin-right="0in" fo:text-indent="0in" style:auto-text-indent="false">
        <style:tab-stops>
          <style:tab-stop style:position="0.2516in"/>
          <style:tab-stop style:position="0.5028in"/>
        </style:tab-stops>
      </style:paragraph-properties>
      <style:text-properties style:font-name="Courier New" fo:font-size="10.5pt" fo:language="es" fo:country="ES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.4957in" fo:margin-right="0in" fo:text-indent="0in" style:auto-text-indent="false">
        <style:tab-stops>
          <style:tab-stop style:position="0.2516in"/>
          <style:tab-stop style:position="0.5028in"/>
        </style:tab-stops>
      </style:paragraph-properties>
      <style:text-properties style:font-name="Courier New" fo:font-size="10.5pt" fo:font-weight="bold" style:font-size-asian="10.5pt" style:font-weight-asian="bold" style:font-size-complex="10.5pt"/>
    </style:style>
    <style:style style:name="P21" style:family="paragraph" style:parent-style-name="Standard">
      <style:paragraph-properties fo:margin-left="0.4957in" fo:margin-right="0in" fo:text-indent="0in" style:auto-text-indent="false">
        <style:tab-stops>
          <style:tab-stop style:position="0.2516in"/>
          <style:tab-stop style:position="0.5028in"/>
        </style:tab-stops>
      </style:paragraph-properties>
      <style:text-properties style:font-name="Courier New" fo:font-size="10.5pt" style:font-size-asian="10.5pt" style:font-size-complex="10.5pt"/>
    </style:style>
    <style:style style:name="P22" style:family="paragraph" style:parent-style-name="Standard">
      <style:paragraph-properties fo:margin-left="0.4882in" fo:margin-right="0in" fo:text-indent="0in" style:auto-text-indent="false">
        <style:tab-stops>
          <style:tab-stop style:position="0.2661in"/>
          <style:tab-stop style:position="0.5173in"/>
          <style:tab-stop style:position="0.7689in"/>
        </style:tab-stops>
      </style:paragraph-properties>
      <style:text-properties style:font-name="Courier New" fo:font-size="10.5pt" style:font-size-asian="10.5pt" style:font-size-complex="10.5pt"/>
    </style:style>
    <style:style style:name="P23" style:family="paragraph" style:parent-style-name="Standard">
      <style:paragraph-properties fo:margin-left="0.4882in" fo:margin-right="0in" fo:text-indent="0in" style:auto-text-indent="false">
        <style:tab-stops>
          <style:tab-stop style:position="0.2661in"/>
          <style:tab-stop style:position="0.5173in"/>
          <style:tab-stop style:position="0.7689in"/>
        </style:tab-stops>
      </style:paragraph-properties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" fo:language="nb" fo:country="NO" fo:font-weight="normal" style:font-name-asian="Times New Roman" style:language-asian="en" style:country-asian="US" style:font-weight-asian="normal" style:font-name-complex="Times" style:font-size-complex="16pt" style:font-weight-complex="normal"/>
    </style:style>
    <style:style style:name="P26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style:font-name="Times" fo:language="nb" fo:country="NO" fo:font-weight="normal" style:font-name-asian="Times New Roman" style:language-asian="en" style:country-asian="US" style:font-weight-asian="normal" style:font-name-complex="Times" style:font-size-complex="16pt" style:font-weight-complex="normal"/>
    </style:style>
    <style:style style:name="P27" style:family="paragraph" style:parent-style-name="Heading_20_2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8" style:family="paragraph" style:parent-style-name="Heading_20_2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9" style:family="paragraph" style:parent-style-name="HTML_20_Preformatted">
      <style:paragraph-properties fo:margin-left="0.4925in" fo:margin-right="0in" fo:text-indent="0in" style:auto-text-indent="false">
        <style:tab-stops>
          <style:tab-stop style:position="0.2583in"/>
          <style:tab-stop style:position="0.5028in"/>
          <style:tab-stop style:position="0.7543in"/>
          <style:tab-stop style:position="1.0055in"/>
          <style:tab-stop style:position="1.2646in"/>
          <style:tab-stop style:position="1.4945in"/>
          <style:tab-stop style:position="1.7673in"/>
          <style:tab-stop style:position="2.0043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HTML_20_Preformatted">
      <style:paragraph-properties fo:margin-left="0.4925in" fo:margin-right="0in" fo:text-indent="0in" style:auto-text-indent="false">
        <style:tab-stops>
          <style:tab-stop style:position="0.2583in"/>
          <style:tab-stop style:position="0.5028in"/>
          <style:tab-stop style:position="0.7543in"/>
          <style:tab-stop style:position="1.0055in"/>
          <style:tab-stop style:position="1.2646in"/>
          <style:tab-stop style:position="1.4945in"/>
          <style:tab-stop style:position="1.7673in"/>
          <style:tab-stop style:position="2.0043in"/>
        </style:tab-stops>
      </style:paragraph-properties>
      <style:text-properties style:font-name="Courier New" fo:font-size="10.5pt" style:font-size-asian="10.5pt" style:font-name-complex="Times New Roman" style:font-size-complex="10.5pt"/>
    </style:style>
    <style:style style:name="P31" style:family="paragraph" style:parent-style-name="HTML_20_Preformatted">
      <style:paragraph-properties fo:margin-left="0.4925in" fo:margin-right="0in" fo:text-indent="0in" style:auto-text-indent="false">
        <style:tab-stops>
          <style:tab-stop style:position="0.2583in"/>
          <style:tab-stop style:position="0.5028in"/>
          <style:tab-stop style:position="0.7543in"/>
          <style:tab-stop style:position="1.0055in"/>
          <style:tab-stop style:position="1.2646in"/>
          <style:tab-stop style:position="1.4945in"/>
          <style:tab-stop style:position="1.7673in"/>
          <style:tab-stop style:position="2.0043in"/>
        </style:tab-stops>
      </style:paragraph-properties>
      <style:text-properties style:font-name="Courier New" fo:font-size="10.5pt" fo:language="es" fo:country="ES" style:font-size-asian="10.5pt" style:font-name-complex="Times New Roman" style:font-size-complex="10.5pt"/>
    </style:style>
    <style:style style:name="P32" style:family="paragraph" style:parent-style-name="HTML_20_Preformatted">
      <style:paragraph-properties fo:margin-left="0.4925in" fo:margin-right="0in" fo:text-indent="0in" style:auto-text-indent="false">
        <style:tab-stops>
          <style:tab-stop style:position="0.2583in"/>
          <style:tab-stop style:position="0.5028in"/>
          <style:tab-stop style:position="0.7543in"/>
          <style:tab-stop style:position="1.0055in"/>
          <style:tab-stop style:position="1.2646in"/>
          <style:tab-stop style:position="1.4945in"/>
          <style:tab-stop style:position="1.7673in"/>
          <style:tab-stop style:position="2.0043in"/>
        </style:tab-stops>
      </style:paragraph-properties>
      <style:text-properties style:font-name="Courier New" fo:font-size="10.5pt" fo:language="es" fo:country="AR" style:font-size-asian="10.5pt" style:font-name-complex="Times New Roman" style:font-size-complex="10.5pt"/>
    </style:style>
    <style:style style:name="P33" style:family="paragraph" style:parent-style-name="HTML_20_Preformatted">
      <style:paragraph-properties fo:margin-left="0.4925in" fo:margin-right="0in" fo:text-indent="0in" style:auto-text-indent="false">
        <style:tab-stops>
          <style:tab-stop style:position="0.2583in"/>
          <style:tab-stop style:position="0.5028in"/>
          <style:tab-stop style:position="0.7543in"/>
          <style:tab-stop style:position="1.0055in"/>
          <style:tab-stop style:position="1.2646in"/>
          <style:tab-stop style:position="1.4945in"/>
          <style:tab-stop style:position="1.7673in"/>
          <style:tab-stop style:position="2.0043in"/>
        </style:tab-stops>
      </style:paragraph-properties>
      <style:text-properties style:font-name="Courier New" fo:font-size="10.5pt" fo:language="es" fo:country="AR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" style:font-weight-asian="bold"/>
    </style:style>
    <style:style style:name="T4" style:family="text">
      <style:text-properties fo:font-weight="bold" style:font-name-asian="Times New Roman" style:font-weight-asian="bold" style:font-weight-complex="bold"/>
    </style:style>
    <style:style style:name="T5" style:family="text">
      <style:text-properties fo:language="nb" fo:country="NO"/>
    </style:style>
    <style:style style:name="T6" style:family="text">
      <style:text-properties fo:language="nb" fo:country="NO" fo:font-weight="bold" style:font-weight-asian="bold"/>
    </style:style>
    <style:style style:name="T7" style:family="text">
      <style:text-properties fo:language="nb" fo:country="NO" fo:font-weight="bold" style:font-weight-asian="bold" style:font-weight-complex="bold"/>
    </style:style>
    <style:style style:name="T8" style:family="text">
      <style:text-properties fo:language="nb" fo:country="NO" style:font-weight-complex="bold"/>
    </style:style>
    <style:style style:name="T9" style:family="text">
      <style:text-properties fo:language="nb" fo:country="NO" fo:font-weight="normal" style:font-weight-asian="normal"/>
    </style:style>
    <style:style style:name="T10" style:family="text">
      <style:text-properties fo:language="nb" fo:country="NO" fo:font-weight="normal" style:font-weight-asian="normal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Times New Roman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Times New Roman" style:text-underline-style="none" fo:font-weight="bold" style:font-weight-asian="bold" style:font-weight-complex="bold"/>
    </style:style>
    <style:style style:name="T19" style:family="text">
      <style:text-properties style:font-name="Times New Roman" style:text-underline-style="none" fo:font-weight="normal" style:font-weight-asian="normal" style:font-weight-complex="normal"/>
    </style:style>
    <style:style style:name="T20" style:family="text">
      <style:text-properties style:font-name="Times New Roman" fo:font-size="10.5pt" style:text-underline-style="none" fo:font-weight="normal" style:font-size-asian="10.5pt" style:font-weight-asian="normal" style:font-size-complex="10.5pt" style:font-weight-complex="normal"/>
    </style:style>
    <style:style style:name="T21" style:family="text">
      <style:text-properties style:font-name-asian="Times New Roman"/>
    </style:style>
    <style:style style:name="T22" style:family="text">
      <style:text-properties style:font-name="Courier New" fo:font-size="10.5pt" style:text-underline-style="none" fo:font-weight="bold" style:font-size-asian="10.5pt" style:font-weight-asian="bold" style:font-size-complex="10.5pt" style:font-weight-complex="bold"/>
    </style:style>
    <style:style style:name="T23" style:family="text">
      <style:text-properties style:font-name="Courier New" fo:font-size="10.5pt" style:text-underline-style="none" fo:font-weight="bold" style:font-size-asian="10.5pt" style:font-weight-asian="bold" style:font-name-complex="Times New Roman" style:font-size-complex="10.5pt" style:font-weight-complex="bold"/>
    </style:style>
    <style:style style:name="T24" style:family="text">
      <style:text-properties style:font-name="Courier New" fo:font-size="10.5pt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language="es" fo:country="ES"/>
    </style:style>
    <style:style style:name="T26" style:family="text">
      <style:text-properties fo:language="es" fo:country="ES" fo:font-weight="bold" style:font-weight-asian="bold" style:font-weight-complex="bold"/>
    </style:style>
    <style:style style:name="T27" style:family="text">
      <style:text-properties fo:language="es" fo:country="ES" fo:font-weight="bold" style:font-name-asian="Times New Roman" style:font-weight-asian="bold"/>
    </style:style>
    <style:style style:name="T28" style:family="text">
      <style:text-properties fo:language="es" fo:country="ES" style:font-name-asian="Times New Roman"/>
    </style:style>
    <style:style style:name="T29" style:family="text">
      <style:text-properties fo:language="es" fo:country="ES" fo:font-weight="normal" style:font-weight-asian="normal" style:font-weight-complex="normal"/>
    </style:style>
    <style:style style:name="T30" style:family="text">
      <style:text-properties fo:language="es" fo:country="AR" style:font-name-asian="Times New Roman"/>
    </style:style>
    <style:style style:name="T31" style:family="text">
      <style:text-properties fo:language="es" fo:country="AR" fo:font-weight="bold" style:font-name-asian="Times New Roman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6">EBNF of <text:s/>PL/0:</text:span></text:p>
      <text:p text:style-name="P3"/>
      <text:p text:style-name="Standard">program ::= block "<text:span text:style-name="T2">.</text:span>" <text:s/><text:span text:style-name="T2">FEND</text:span></text:p>
      <text:p text:style-name="Standard">block ::= const-declaration <text:s/>var-declaration <text:s/>procedure-declaration statement<text:tab/></text:p>
      <text:p text:style-name="Standard">const-declaration ::= [<text:span text:style-name="T7">CONST</text:span> <text:span text:style-name="T7">ID</text:span> "<text:span text:style-name="T2">=</text:span>" <text:span text:style-name="T12">NUM</text:span> {"<text:span text:style-name="T2">,</text:span>" <text:span text:style-name="T7">ID</text:span> "<text:span text:style-name="T2">=</text:span>" <text:span text:style-name="T12">NUM</text:span>} "<text:span text:style-name="T1">;</text:span>"]<text:tab/></text:p>
      <text:p text:style-name="Standard"><text:span text:style-name="T5">var-declaration <text:s/>::= [ </text:span><text:span text:style-name="T7">VAR</text:span><text:span text:style-name="T5"> </text:span><text:span text:style-name="T7">ID</text:span><text:span text:style-name="T5"> {"</text:span><text:span text:style-name="T7">,</text:span><text:span text:style-name="T5">" </text:span><text:span text:style-name="T7">ID</text:span><text:span text:style-name="T5">} “</text:span><text:span text:style-name="T6">;</text:span>"<text:span text:style-name="T5">]</text:span></text:p>
      <text:p text:style-name="Standard">procedure-declaration ::= { <text:span text:style-name="T2">PROC</text:span> <text:span text:style-name="T7">ID</text:span> "<text:span text:style-name="T2">;</text:span>" block "<text:span text:style-name="T2">;</text:span>" }</text:p>
      <text:p text:style-name="Standard">statement <text:s text:c="2"/>::= [ <text:span text:style-name="T7">ID</text:span> <text:span text:style-name="T2">ASN</text:span> expression</text:p>
      <text:p text:style-name="P7">| <text:span text:style-name="T2">CALL</text:span> <text:span text:style-name="T7">ID</text:span></text:p>
      <text:p text:style-name="Standard"><text:tab/> <text:s text:c="5"/><text:tab/>| <text:span text:style-name="T2">BEG</text:span> statement { "<text:span text:style-name="T2">;</text:span>" statement } <text:span text:style-name="T2">END</text:span> </text:p>
      <text:p text:style-name="Standard"><text:tab/> <text:s text:c="5"/><text:tab/>| <text:span text:style-name="T2">IF</text:span> condition <text:span text:style-name="T2">THEN</text:span> statement [<text:span text:style-name="T2">ELSE</text:span> statement]</text:p>
      <text:p text:style-name="Standard"><text:tab/><text:tab/>|<text:span text:style-name="T11"> </text:span><text:span text:style-name="T12">WHILE</text:span><text:span text:style-name="T11"> condition </text:span><text:span text:style-name="T12">DO</text:span><text:span text:style-name="T11"> statement</text:span></text:p>
      <text:p text:style-name="Standard"><text:span text:style-name="T11"><text:tab/><text:tab/>| </text:span><text:span text:style-name="T12">READ</text:span><text:span text:style-name="T11"> </text:span>"<text:span text:style-name="T2">(</text:span>" <text:span text:style-name="T7">ID</text:span> "<text:span text:style-name="T2">)</text:span><text:span text:style-name="T14">"</text:span></text:p>
      <text:p text:style-name="Standard"><text:span text:style-name="T11"><text:tab/><text:tab/>| </text:span><text:span text:style-name="T12">WRT</text:span><text:span text:style-name="T11"> </text:span>"<text:span text:style-name="T2">(</text:span>" expression "<text:span text:style-name="T2">)</text:span><text:span text:style-name="T14">"</text:span></text:p>
      <text:p text:style-name="Standard"><text:tab/><text:tab/><text:span text:style-name="T11">| </text:span><text:span text:style-name="T12">WRTLN</text:span><text:span text:style-name="T11"> </text:span>"<text:span text:style-name="T2">(</text:span>" expression "<text:span text:style-name="T2">)</text:span><text:span text:style-name="T14">"</text:span></text:p>
      <text:p text:style-name="Standard"><text:tab/> <text:s text:c="5"/><text:tab/>| <text:span text:style-name="T2">e</text:span> ]<text:span text:style-name="T1"> </text:span><text:s text:c="2"/></text:p>
      <text:p text:style-name="Standard">condition ::= <text:span text:style-name="T2">ODD</text:span> expression </text:p>
      <text:p text:style-name="Standard"><text:tab/> <text:s/><text:tab/>| expression <text:s/><text:span text:style-name="T2">RELOP</text:span> <text:s/>expression </text:p>
      <text:p text:style-name="Standard">expression ::= [ <text:span text:style-name="T2">ADDOP</text:span>] term { (<text:span text:style-name="T2">ADDOP</text:span>) term}</text:p>
      <text:p text:style-name="Standard">term ::= factor {(<text:span text:style-name="T2">MULOP</text:span>) factor} </text:p>
      <text:p text:style-name="Standard">factor ::= <text:span text:style-name="T12">ID</text:span> | <text:span text:style-name="T12">NUM</text:span> | "<text:span text:style-name="T2">(</text:span>" expression "<text:span text:style-name="T2">)</text:span><text:span text:style-name="T14">"</text:span></text:p>
      <text:p text:style-name="P6"/>
      <text:p text:style-name="P3"/>
      <text:p text:style-name="P5"><text:s/></text:p>
      <text:p text:style-name="P1">Based on Wirth’s definition for EBNF we have the following rules:</text:p>
      <text:p text:style-name="P1">[ ] means an optional item.</text:p>
      <text:p text:style-name="P1">{ } means repeat 0 or more times.</text:p>
      <text:p text:style-name="P1">Terminal symbols are enclosed in quote marks.</text:p>
      <text:p text:style-name="P1"/>
      <text:p text:style-name="P1">Lexical rules:</text:p>
      <text:p text:style-name="Standard"><text:span text:style-name="T7">NUM</text:span><text:span text:style-name="T5"> ::= digit {digit}</text:span></text:p>
      <text:p text:style-name="Standard"><text:span text:style-name="T7">ID</text:span><text:span text:style-name="T5"> ::= letter {letter | digit}</text:span></text:p>
      <text:p text:style-name="Standard"><text:span text:style-name="T2">RELOP</text:span> ::= "<text:span text:style-name="T2">=</text:span>"|"<text:span text:style-name="T2">!=</text:span>"|"<text:span text:style-name="T2">&lt;</text:span>"|"<text:span text:style-name="T2">&lt;=</text:span>"|"<text:span text:style-name="T2">&gt;</text:span>"|"<text:span text:style-name="T2">&gt;=</text:span>"</text:p>
      <text:p text:style-name="Standard"><text:span text:style-name="T2">ADDOP</text:span> ::= "<text:span text:style-name="T2">+</text:span>"|"<text:span text:style-name="T2">-</text:span>"</text:p>
      <text:p text:style-name="Standard"><text:span text:style-name="T2">MULOP</text:span> ::= "<text:span text:style-name="T2">*</text:span>"|"<text:span text:style-name="T2">/</text:span>"</text:p>
      <text:p text:style-name="P4">ASN<text:span text:style-name="T14"> ::= ":="</text:span></text:p>
      <text:p text:style-name="P4">FEND<text:span text:style-name="T14"> ::= &lt;eof&gt;</text:span></text:p>
      <text:p text:style-name="Standard"><text:span text:style-name="T5">digit ::= "</text:span><text:span text:style-name="T7">0</text:span><text:span text:style-name="T5">" | "</text:span><text:span text:style-name="T7">1</text:span><text:span text:style-name="T5">" | "</text:span><text:span text:style-name="T7">2</text:span><text:span text:style-name="T5">" | "</text:span><text:span text:style-name="T7">3</text:span><text:span text:style-name="T5">" | "</text:span><text:span text:style-name="T7">4</text:span><text:span text:style-name="T5">" | "</text:span><text:span text:style-name="T7">5</text:span><text:span text:style-name="T5">" | "</text:span><text:span text:style-name="T7">6</text:span><text:span text:style-name="T5">" | "</text:span><text:span text:style-name="T7">7</text:span><text:span text:style-name="T5">" | "</text:span><text:span text:style-name="T7">8</text:span><text:span text:style-name="T5">" | "</text:span><text:span text:style-name="T7">9</text:span><text:span text:style-name="T10">"</text:span></text:p>
      <text:p text:style-name="P1"><text:span text:style-name="T10">letter</text:span><text:span text:style-name="T5"> </text:span><text:span text:style-name="T10">::=</text:span><text:span text:style-name="T5"> "</text:span><text:span text:style-name="T8">a</text:span><text:span text:style-name="T5">" | "</text:span><text:span text:style-name="T8">b</text:span><text:span text:style-name="T5">" | … | "</text:span><text:span text:style-name="T8">y</text:span><text:span text:style-name="T5">" | "</text:span><text:span text:style-name="T8">z</text:span><text:span text:style-name="T5">" | "</text:span><text:span text:style-name="T8">A</text:span><text:span text:style-name="T5">" | "</text:span><text:span text:style-name="T8">B</text:span><text:span text:style-name="T5">" | ... </text:span>| "<text:span text:style-name="T13">Y</text:span>" | "<text:span text:style-name="T13">Z</text:span>"</text:p>
      <text:p text:style-name="P1"/>
      <text:p text:style-name="P2">Comments can be indicated by</text:p>
      <text:p text:style-name="P8"><text:span text:style-name="T5">"</text:span><text:span text:style-name="T8">{</text:span><text:span text:style-name="T5">"</text:span><text:span text:style-name="T9"> {any printing character except </text:span><text:span text:style-name="T5">"</text:span><text:span text:style-name="T8">}</text:span><text:span text:style-name="T5">"</text:span><text:span text:style-name="T9">} </text:span><text:span text:style-name="T5">"</text:span><text:span text:style-name="T8">}</text:span><text:span text:style-name="T5">"</text:span><text:span text:style-name="T9">.</text:span></text:p>
      <text:p text:style-name="P9">The language is case insensitive.</text:p>
      <text:p text:style-name="P9"/>
      <text:h text:style-name="P27" text:outline-level="2"/>
      <text:h text:style-name="P28" text:outline-level="2">Tokens </text:h>
      <text:p text:style-name="Text_20_body">Case is insignificant in PL/0. The PL/0 tokens are: </text:p>
      <text:list xml:id="list694061998" text:style-name="L1">
        <text:list-item>
          <text:p text:style-name="P24">keywords -<text:line-break/>BEGIN, CALL, CONST, DO, ELSE, END, IF, ODD, PRINT, PROCEDURE, READ, THEN, VAR, WHILE, WRITE, WRITELN</text:p>
        </text:list-item>
        <text:list-item>
          <text:p text:style-name="P24">identifiers - <text:line-break/>Any string of letters and digits beginning with a letter, other than a keyword. </text:p>
        </text:list-item>
        <text:list-item>
          <text:p text:style-name="P24">numbers -<text:line-break/>A string of (decimal) digits. </text:p>
        </text:list-item>
        <text:list-item>
          <text:p text:style-name="P26">operators, relations, and punctuation marks <text:line-break/><text:span text:style-name="Teletype">+</text:span>, <text:span text:style-name="Teletype">-</text:span>, <text:span text:style-name="Teletype">*</text:span>, <text:span text:style-name="Teletype">/</text:span>, <text:span text:style-name="Teletype">=</text:span>, !&gt;, <text:span text:style-name="Teletype">&lt;</text:span>, <text:span text:style-name="Teletype">&gt;</text:span>, <text:span text:style-name="Teletype">&lt;=</text:span>, <text:span text:style-name="Teletype">&gt;=</text:span>, <text:span text:style-name="Teletype">(</text:span>, <text:span text:style-name="Teletype">)</text:span>, <text:span text:style-name="Teletype">,</text:span>, <text:span text:style-name="Teletype">;</text:span>, <text:span text:style-name="Teletype">.</text:span>, <text:span text:style-name="Teletype">:=</text:span></text:p>
        </text:list-item>
      </text:list>
      <text:p text:style-name="P25"><text:span text:style-name="Teletype"/></text:p>
      <text:p text:style-name="Standard"><text:span text:style-name="Teletype"><text:span text:style-name="T17">Examples:</text:span></text:span></text:p>
      <text:p text:style-name="Standard"><text:span text:style-name="Teletype"><text:span text:style-name="T20">Note: <text:s/>These examples are to give you a better feel for the language. <text:s/>They are not sufficient for testing your lexical analyzer … or your parser, for that matter.</text:span></text:span></text:p>
      <text:p text:style-name="Standard"><text:span text:style-name="Teletype"><text:span text:style-name="T19"/></text:span></text:p>
      <text:p text:style-name="Standard"><text:span text:style-name="Teletype"><text:span text:style-name="T19">ex. 1 – simple program </text:span></text:span></text:p>
      <text:p text:style-name="Standard"><text:span text:style-name="Teletype"><text:span text:style-name="T19"/></text:span></text:p>
      <text:p text:style-name="P19">const<text:span text:style-name="T14"> z </text:span>=<text:span text:style-name="T14"> 56</text:span>;</text:p>
      <text:p text:style-name="P18"><text:span text:style-name="T1">var</text:span> x<text:span text:style-name="T2">,</text:span> y<text:span text:style-name="T2">;</text:span></text:p>
      <text:p text:style-name="P20">begin<text:tab/></text:p>
      <text:p text:style-name="P21"><text:span text:style-name="T3"><text:s text:c="2"/><text:tab/></text:span><text:span text:style-name="T4">read(</text:span><text:span text:style-name="T15">y</text:span><text:span text:style-name="T4">)</text:span></text:p>
      <text:p text:style-name="P21"><text:span text:style-name="T27"><text:tab/></text:span><text:span text:style-name="T25">x </text:span><text:span text:style-name="T26">:=</text:span><text:span text:style-name="T25"> y </text:span><text:span text:style-name="T26">+</text:span><text:span text:style-name="T25"> z</text:span><text:span text:style-name="T26">;</text:span></text:p>
      <text:p text:style-name="P21"><text:span text:style-name="T26"><text:tab/>write(</text:span><text:span text:style-name="T29">x</text:span><text:span text:style-name="T26">)</text:span></text:p>
      <text:p text:style-name="P21"><text:span text:style-name="T1">end</text:span>.</text:p>
      <text:p text:style-name="P11"/>
      <text:p text:style-name="P16">ex. 2:</text:p>
      <text:p text:style-name="P16"/>
      <text:p text:style-name="P13">begin</text:p>
      <text:p text:style-name="P13"><text:tab/>read (<text:span text:style-name="T14">w</text:span>);</text:p>
      <text:p text:style-name="P14"><text:span text:style-name="T21"><text:s text:c="3"/><text:tab/></text:span>x<text:span text:style-name="T2">:=</text:span> 4<text:span text:style-name="T2">;</text:span></text:p>
      <text:p text:style-name="P14"><text:span text:style-name="T21"><text:s text:c="3"/><text:tab/></text:span><text:span text:style-name="T1">if</text:span> w <text:span text:style-name="T2">&gt;</text:span> x <text:span text:style-name="T1">then</text:span></text:p>
      <text:p text:style-name="P14"><text:tab/><text:tab/><text:tab/>w<text:span text:style-name="T2">:=</text:span> w <text:span text:style-name="T2">+</text:span> 1</text:p>
      <text:p text:style-name="P14"><text:span text:style-name="T21"><text:s text:c="3"/><text:tab/></text:span><text:span text:style-name="T1">else</text:span></text:p>
      <text:p text:style-name="P14"><text:tab/><text:tab/><text:tab/>w<text:span text:style-name="T2">:=</text:span> x;</text:p>
      <text:p text:style-name="P15"><text:span text:style-name="Teletype"><text:span text:style-name="T22"><text:tab/>write (</text:span></text:span><text:span text:style-name="Teletype"><text:span text:style-name="T24">w</text:span></text:span><text:span text:style-name="Teletype"><text:span text:style-name="T22">);</text:span></text:span></text:p>
      <text:p text:style-name="P12">end.</text:p>
      <text:p text:style-name="P16"><text:span text:style-name="Teletype"><text:span text:style-name="T18"/></text:span></text:p>
      <text:p text:style-name="P16"><text:span text:style-name="Teletype"><text:span text:style-name="T19">ex. 3 – recursive factorial</text:span></text:span></text:p>
      <text:p text:style-name="P22"><text:span text:style-name="T2">var</text:span> f<text:span text:style-name="T2">,</text:span> n<text:span text:style-name="T2">;</text:span></text:p>
      <text:p text:style-name="P22"><text:span text:style-name="T2">procedure</text:span> fact<text:span text:style-name="T2">;</text:span></text:p>
      <text:p text:style-name="P22"><text:tab/><text:span text:style-name="T2">var</text:span> ans1<text:span text:style-name="T2">;</text:span></text:p>
      <text:p text:style-name="P22"><text:tab/><text:span text:style-name="T2">begin</text:span></text:p>
      <text:p text:style-name="P22"><text:span text:style-name="T21"><text:s/><text:tab/><text:tab/></text:span>ans1<text:span text:style-name="T2">:=</text:span>n<text:span text:style-name="T2">;</text:span></text:p>
      <text:p text:style-name="P22"><text:span text:style-name="T21"><text:s/><text:tab/><text:tab/></text:span>n<text:span text:style-name="T2">:=</text:span> n<text:span text:style-name="T2">-</text:span>1<text:span text:style-name="T2">;</text:span></text:p>
      <text:p text:style-name="P22"><text:span text:style-name="T21"><text:s/><text:tab/><text:tab/></text:span><text:span text:style-name="T2">if</text:span> n <text:span text:style-name="T2">=</text:span> 0 <text:span text:style-name="T2">then</text:span> f <text:span text:style-name="T2">:=</text:span> 1<text:span text:style-name="T2">;</text:span></text:p>
      <text:p text:style-name="P22"><text:span text:style-name="T21"><text:s/><text:tab/><text:tab/></text:span><text:span text:style-name="T2">if</text:span> n <text:span text:style-name="T2">&gt;</text:span> 0 <text:span text:style-name="T2">then</text:span> <text:span text:style-name="T2">call</text:span> fact<text:span text:style-name="T2">;</text:span></text:p>
      <text:p text:style-name="P22"><text:span text:style-name="T21"><text:s/><text:tab/><text:tab/></text:span>f<text:span text:style-name="T2">:=</text:span>f<text:span text:style-name="T2">*</text:span>ans1<text:span text:style-name="T2">;</text:span></text:p>
      <text:p text:style-name="P22"><text:tab/><text:span text:style-name="T2">end;</text:span></text:p>
      <text:p text:style-name="P22"/>
      <text:p text:style-name="P23">begin</text:p>
      <text:p text:style-name="P22"><text:tab/>n<text:span text:style-name="T2">:=</text:span>3<text:span text:style-name="T2">;</text:span></text:p>
      <text:p text:style-name="P22"><text:soft-page-break/><text:tab/><text:span text:style-name="T2">call</text:span> fact<text:span text:style-name="T2">;</text:span></text:p>
      <text:p text:style-name="P22"><text:tab/><text:span text:style-name="T2">write</text:span> <text:span text:style-name="T2">(</text:span>f<text:span text:style-name="T2">)</text:span> <text:span text:style-name="T2">;</text:span></text:p>
      <text:p text:style-name="P23">end.</text:p>
      <text:p text:style-name="P11"><text:span text:style-name="Teletype"><text:span text:style-name="T18"/></text:span></text:p>
      <text:p text:style-name="P17"><text:span text:style-name="Teletype"><text:span text:style-name="T19">ex. 4 – nested procedures</text:span></text:span></text:p>
      <text:p text:style-name="P16"><text:span text:style-name="Teletype"><text:span text:style-name="T19"/></text:span></text:p>
      <text:p text:style-name="P30"><text:span text:style-name="T2">var</text:span> x<text:span text:style-name="T2">,</text:span>y<text:span text:style-name="T2">,</text:span>z<text:span text:style-name="T2">,</text:span>v<text:span text:style-name="T2">,</text:span>w<text:span text:style-name="T2">;</text:span></text:p>
      <text:p text:style-name="P30"><text:span text:style-name="T2">procedure</text:span> a<text:span text:style-name="T2">;</text:span></text:p>
      <text:p text:style-name="P30"><text:span text:style-name="T21"><text:s text:c="2"/><text:tab/></text:span><text:span text:style-name="T26">var</text:span><text:span text:style-name="T25"> x</text:span><text:span text:style-name="T26">,</text:span><text:span text:style-name="T25">y</text:span><text:span text:style-name="T26">,</text:span><text:span text:style-name="T25">u</text:span><text:span text:style-name="T26">,</text:span><text:span text:style-name="T25">v</text:span><text:span text:style-name="T26">;</text:span></text:p>
      <text:p text:style-name="P31"><text:span text:style-name="T21"><text:s text:c="2"/><text:tab/></text:span><text:span text:style-name="T2">procedure</text:span> b<text:span text:style-name="T2">;</text:span></text:p>
      <text:p text:style-name="P31"><text:span text:style-name="T21"><text:s text:c="4"/><text:tab/></text:span><text:span text:style-name="T2">var</text:span> y<text:span text:style-name="T2">,</text:span>z<text:span text:style-name="T2">,</text:span>v<text:span text:style-name="T2">;</text:span></text:p>
      <text:p text:style-name="P31"><text:span text:style-name="T21"><text:s text:c="4"/><text:tab/></text:span><text:span text:style-name="T2">procedure</text:span> c<text:span text:style-name="T2">;</text:span></text:p>
      <text:p text:style-name="P31"><text:span text:style-name="T21"><text:s text:c="6"/><text:tab/></text:span><text:span text:style-name="T2">var</text:span> y<text:span text:style-name="T2">,</text:span>z<text:span text:style-name="T2">;</text:span></text:p>
      <text:p text:style-name="P30"><text:span text:style-name="T28"><text:s text:c="6"/><text:tab/></text:span><text:span text:style-name="T31">begin</text:span></text:p>
      <text:p text:style-name="P32"><text:span text:style-name="T21"><text:s text:c="8"/><text:tab/><text:tab/></text:span>z<text:span text:style-name="T2">:=</text:span>1<text:span text:style-name="T2">;</text:span></text:p>
      <text:p text:style-name="P32"><text:span text:style-name="T21"><text:s text:c="8"/><text:tab/><text:tab/></text:span>x<text:span text:style-name="T2">:=</text:span>y<text:span text:style-name="T2">+</text:span>z<text:span text:style-name="T2">+</text:span>w</text:p>
      <text:p text:style-name="P32"><text:span text:style-name="T21"><text:s text:c="6"/><text:tab/></text:span><text:span text:style-name="T4">end</text:span><text:span text:style-name="T14">;</text:span></text:p>
      <text:p text:style-name="P32"><text:span text:style-name="T21"><text:s text:c="4"/><text:tab/></text:span><text:span text:style-name="T4">begin</text:span></text:p>
      <text:p text:style-name="P32"><text:span text:style-name="T21"><text:s text:c="6"/><text:tab/></text:span>y<text:span text:style-name="T2">:=</text:span>x<text:span text:style-name="T2">+</text:span>u<text:span text:style-name="T2">+</text:span>w<text:span text:style-name="T2">;</text:span></text:p>
      <text:p text:style-name="P32"><text:span text:style-name="T21"><text:s text:c="6"/><text:tab/></text:span><text:span text:style-name="T2">call</text:span> c</text:p>
      <text:p text:style-name="P32"><text:span text:style-name="T21"><text:s text:c="4"/><text:tab/></text:span><text:span text:style-name="T4">end</text:span><text:span text:style-name="T2">;</text:span></text:p>
      <text:p text:style-name="P32"><text:span text:style-name="T21"><text:s text:c="2"/><text:tab/></text:span><text:span text:style-name="T4">begin</text:span></text:p>
      <text:p text:style-name="P32"><text:span text:style-name="T21"><text:s text:c="4"/><text:tab/></text:span>z<text:span text:style-name="T2">:=</text:span>2<text:span text:style-name="T2">;</text:span></text:p>
      <text:p text:style-name="P32"><text:span text:style-name="T21"><text:s text:c="4"/><text:tab/></text:span>u<text:span text:style-name="T2">:=</text:span>z<text:span text:style-name="T2">+</text:span>w<text:span text:style-name="T2">;</text:span></text:p>
      <text:p text:style-name="P32"><text:span text:style-name="T21"><text:s text:c="4"/><text:tab/></text:span><text:span text:style-name="T2">call</text:span> b</text:p>
      <text:p text:style-name="P32"><text:span text:style-name="T21"><text:s text:c="2"/><text:tab/></text:span><text:span text:style-name="T4">end</text:span><text:span text:style-name="T2">;</text:span></text:p>
      <text:p text:style-name="P33">begin</text:p>
      <text:p text:style-name="P32"><text:span text:style-name="T21"><text:s text:c="2"/><text:tab/></text:span>x<text:span text:style-name="T2">:=</text:span>1<text:span text:style-name="T2">;</text:span> y<text:span text:style-name="T2">:=</text:span>2<text:span text:style-name="T2">;</text:span> z<text:span text:style-name="T2">:=</text:span>3<text:span text:style-name="T2">;</text:span> v<text:span text:style-name="T2">:=</text:span>4<text:span text:style-name="T2">;</text:span> w<text:span text:style-name="T2">:=</text:span>5<text:span text:style-name="T2">;</text:span></text:p>
      <text:p text:style-name="P30"><text:span text:style-name="T30"><text:s text:c="2"/><text:tab/></text:span>x<text:span text:style-name="T2">:=</text:span>v<text:span text:style-name="T2">+</text:span>w<text:span text:style-name="T2">;</text:span></text:p>
      <text:p text:style-name="P30"><text:span text:style-name="T21"><text:s text:c="2"/><text:tab/></text:span><text:span text:style-name="T2">write</text:span> <text:span text:style-name="T2">(</text:span>z<text:span text:style-name="T2">);</text:span></text:p>
      <text:p text:style-name="P30"><text:span text:style-name="T21"><text:s text:c="2"/><text:tab/></text:span><text:span text:style-name="T2">call</text:span> a<text:span text:style-name="T2">;</text:span></text:p>
      <text:p text:style-name="P29"><text:span text:style-name="Teletype"><text:span text:style-name="T23">en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S Mincho" svg:font-family="'MS Mincho', 'ＭＳ 明朝'" style:font-family-generic="modern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Courier New1" svg:font-family="'Courier New'" style:font-pitch="variable"/>
    <style:font-face style:name="Times" svg:font-family="Times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name-asian="MS Mincho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23:34:41</meta:creation-date>
    <dc:date>2013-09-13T00:19:52</dc:date>
    <meta:editing-duration>PT15M23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107" meta:word-count="473" meta:character-count="2596" meta:non-whitespace-character-count="2008"/>
  </office:meta>
</office:document-meta>
</file>